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5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fo:border="0.002cm solid #000000"/>
    </style:style>
    <style:style style:name="ce9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11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2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16" style:family="table-cell" style:parent-style-name="Default">
      <style:table-cell-properties fo:border-bottom="0.035cm solid #000000" style:text-align-source="value-type" style:repeat-content="false" fo:border-left="0.035cm solid #000000" fo:border-right="0.002cm solid #000000" fo:border-top="0.002cm solid #000000" style:vertical-align="middle"/>
      <style:paragraph-properties fo:margin-left="0cm"/>
    </style:style>
    <style:style style:name="ce17" style:family="table-cell" style:parent-style-name="Default">
      <style:table-cell-properties fo:border-bottom="0.002cm solid #000000" fo:border-left="0.035cm solid #000000" fo:border-right="0.002cm solid #000000" fo:border-top="0.002cm solid #000000" style:vertical-align="middle"/>
    </style:style>
    <style:style style:name="ce18" style:family="table-cell" style:parent-style-name="Default">
      <style:table-cell-properties fo:border-bottom="0.035cm solid #000000" fo:border-left="0.035cm solid #000000" fo:border-right="0.002cm solid #000000" fo:border-top="0.002cm solid #000000" style:vertical-align="middle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22" style:family="table-cell" style:parent-style-name="Default" style:data-style-name="N2"/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 style:vertical-align="middle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justify" fo:margin-left="0cm"/>
    </style:style>
    <style:style style:name="ce2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2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Default"/>
        <table:table-row table:style-name="ro3">
          <table:table-cell table:style-name="ce1" office:value-type="string">
            <text:p>r<text:span text:style-name="T1">2m-1</text:span><text:span text:style-name="T2">, см</text:span></text:p>
          </table:table-cell>
          <table:table-cell table:style-name="ce4" office:value-type="string">
            <text:p>r<text:span text:style-name="T1">2m</text:span><text:span text:style-name="T2">, см</text:span></text:p>
          </table:table-cell>
          <table:table-cell table:style-name="ce7" office:value-type="string" table:number-columns-spanned="2" table:number-rows-spanned="1">
            <text:p>D, мм</text:p>
          </table:table-cell>
          <table:covered-table-cell table:style-name="ce7"/>
          <table:table-cell table:style-name="ce13" office:value-type="string">
            <text:p>λ, нм</text:p>
          </table:table-cell>
          <table:table-cell/>
          <table:table-cell table:style-name="ce14" office:value-type="string">
            <text:p>L</text:p>
          </table:table-cell>
          <table:table-cell table:style-name="ce19" office:value-type="string">
            <text:p>r</text:p>
          </table:table-cell>
          <table:table-cell table:style-name="ce20" office:value-type="string">
            <text:p>φ, рад</text:p>
          </table:table-cell>
          <table:table-cell table:style-name="ce21" office:value-type="string" table:number-columns-spanned="2" table:number-rows-spanned="1">
            <text:p>ρ, мм</text:p>
          </table:table-cell>
          <table:covered-table-cell table:style-name="ce23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5" office:value-type="float" office:value="98">
            <text:p>98</text:p>
          </table:table-cell>
          <table:table-cell table:style-name="ce8" table:formula="of:=SQRT((10^-5)*[.$E$2]*[.B2]*[.A2]/([.A2]-[.B2]))" office:value-type="float" office:value="1.11672523824438">
            <text:p>1,12</text:p>
          </table:table-cell>
          <table:table-cell table:style-name="ce10" table:formula="of:=AVERAGE([.C2:.C4])" office:value-type="float" office:value="1.14219479785004" table:number-columns-spanned="1" table:number-rows-spanned="3">
            <text:p>1,14</text:p>
          </table:table-cell>
          <table:table-cell office:value-type="float" office:value="633">
            <text:p>633</text:p>
          </table:table-cell>
          <table:table-cell/>
          <table:table-cell table:style-name="ce15" table:formula="of:=75+160" office:value-type="float" office:value="235" table:number-columns-spanned="1" table:number-rows-spanned="3">
            <text:p>235</text:p>
          </table:table-cell>
          <table:table-cell office:value-type="float" office:value="4">
            <text:p>4</text:p>
          </table:table-cell>
          <table:table-cell table:formula="of:=[.H2]/[.$G$2]/10" office:value-type="float" office:value="0.00170212765957447">
            <text:p>0,0017021277</text:p>
          </table:table-cell>
          <table:table-cell table:formula="of:=0.61*[.$E$2]/[.I2]/10^6" office:value-type="float" office:value="0.226851375">
            <text:p>0,23</text:p>
          </table:table-cell>
          <table:table-cell table:style-name="ce24" table:formula="of:=AVERAGE([.J2:.J4])" office:value-type="float" office:value="0.225363825" table:number-columns-spanned="1" table:number-rows-spanned="3">
            <text:p>0,23</text:p>
          </table:table-cell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5" office:value-type="float" office:value="91">
            <text:p>91</text:p>
          </table:table-cell>
          <table:table-cell table:style-name="ce8" table:formula="of:=SQRT((10^-5)*[.$E$2]*[.B3]*[.A3]/([.A3]-[.B3]))" office:value-type="float" office:value="1.1419579312158">
            <text:p>1,14</text:p>
          </table:table-cell>
          <table:covered-table-cell table:style-name="ce11"/>
          <table:table-cell table:number-columns-repeated="2"/>
          <table:covered-table-cell table:style-name="ce15"/>
          <table:table-cell office:value-type="float" office:value="8">
            <text:p>8</text:p>
          </table:table-cell>
          <table:table-cell table:formula="of:=[.H3]/[.$G$2]/10" office:value-type="float" office:value="0.00340425531914894">
            <text:p>0,0034042553</text:p>
          </table:table-cell>
          <table:table-cell table:formula="of:=1.12*[.$E$2]/[.I3]/10^6" office:value-type="float" office:value="0.208257">
            <text:p>0,21</text:p>
          </table:table-cell>
          <table:covered-table-cell table:style-name="ce25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6" office:value-type="float" office:value="83">
            <text:p>83</text:p>
          </table:table-cell>
          <table:table-cell table:style-name="ce9" table:formula="of:=SQRT((10^-5)*[.$E$2]*[.B4]*[.A4]/([.A4]-[.B4]))" office:value-type="float" office:value="1.16790122408994">
            <text:p>1,17</text:p>
          </table:table-cell>
          <table:covered-table-cell table:style-name="ce12"/>
          <table:table-cell table:number-columns-repeated="2"/>
          <table:covered-table-cell table:style-name="ce15"/>
          <table:table-cell office:value-type="float" office:value="10">
            <text:p>10</text:p>
          </table:table-cell>
          <table:table-cell table:formula="of:=[.H4]/[.$G$2]/10" office:value-type="float" office:value="0.00425531914893617">
            <text:p>0,0042553191</text:p>
          </table:table-cell>
          <table:table-cell table:formula="of:=1.62*[.$E$2]/[.I4]/10^6" office:value-type="float" office:value="0.2409831">
            <text:p>0,24</text:p>
          </table:table-cell>
          <table:covered-table-cell table:style-name="ce25"/>
        </table:table-row>
        <table:table-row table:style-name="ro2">
          <table:table-cell table:number-columns-repeated="6"/>
          <table:table-cell table:style-name="ce16" table:formula="of:=75+160" office:value-type="float" office:value="235" table:number-columns-spanned="1" table:number-rows-spanned="3">
            <text:p>235</text:p>
          </table:table-cell>
          <table:table-cell office:value-type="float" office:value="2.5">
            <text:p>2,5</text:p>
          </table:table-cell>
          <table:table-cell table:formula="of:=[.H5]/[.$G$5]/10" office:value-type="float" office:value="0.00106382978723404">
            <text:p>0,0010638298</text:p>
          </table:table-cell>
          <table:table-cell table:formula="of:=0.61*[.$E$2]/[.I5]/10^6" office:value-type="float" office:value="0.3629622">
            <text:p>0,36</text:p>
          </table:table-cell>
          <table:table-cell table:style-name="ce10" table:formula="of:=AVERAGE([.J5:.J7])" office:value-type="float" office:value="0.3659373" table:number-columns-spanned="1" table:number-rows-spanned="3">
            <text:p>0,37</text:p>
          </table:table-cell>
        </table:table-row>
        <table:table-row table:style-name="ro2">
          <table:table-cell table:number-columns-repeated="6"/>
          <table:covered-table-cell table:style-name="ce17"/>
          <table:table-cell office:value-type="float" office:value="5">
            <text:p>5</text:p>
          </table:table-cell>
          <table:table-cell table:formula="of:=[.H6]/[.$G$5]/10" office:value-type="float" office:value="0.00212765957446808">
            <text:p>0,0021276596</text:p>
          </table:table-cell>
          <table:table-cell table:formula="of:=1.12*[.$E$2]/[.I6]/10^6" office:value-type="float" office:value="0.3332112">
            <text:p>0,33</text:p>
          </table:table-cell>
          <table:covered-table-cell table:style-name="ce26"/>
        </table:table-row>
        <table:table-row table:style-name="ro2">
          <table:table-cell table:number-columns-repeated="6"/>
          <table:covered-table-cell table:style-name="ce18"/>
          <table:table-cell table:style-name="ce6" office:value-type="float" office:value="6">
            <text:p>6</text:p>
          </table:table-cell>
          <table:table-cell table:style-name="ce6" table:formula="of:=[.H7]/[.$G$5]/10" office:value-type="float" office:value="0.0025531914893617">
            <text:p>0,0025531915</text:p>
          </table:table-cell>
          <table:table-cell table:style-name="ce9" table:formula="of:=1.62*[.$E$2]/[.I7]/10^6" office:value-type="float" office:value="0.4016385">
            <text:p>0,40</text:p>
          </table:table-cell>
          <table:covered-table-cell table:style-name="ce2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style-name="ce22"/>
          <table:table-cell/>
        </table:table-row>
        <table:table-row table:style-name="ro2">
          <table:table-cell table:number-columns-repeated="7"/>
          <table:table-cell table:style-name="Default" table:number-columns-repeated="2"/>
          <table:table-cell table:style-name="ce22"/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22:59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5-22T08:58:20.37</meta:creation-date>
    <dc:date>2015-05-28T22:59:07.85</dc:date>
    <dc:creator>Егор Клёнин</dc:creator>
    <meta:editing-duration>PT2H11M31S</meta:editing-duration>
    <meta:editing-cycles>8</meta:editing-cycles>
    <meta:generator>OpenOffice/4.1.1$Win32 OpenOffice.org_project/411m6$Build-9775</meta:generator>
    <meta:document-statistic meta:table-count="3" meta:cell-count="41" meta:object-count="0"/>
  </office:meta>
</office:document-meta>
</file>